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61.4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57.29pt"/>
    </style:style>
    <style:style style:name="co8" style:family="table-column">
      <style:table-column-properties fo:break-before="auto" style:column-width="23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ageNo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St. Thomas</text:p>
          </table:table-cell>
          <table:table-cell office:value-type="string" calcext:value-type="string">
            <text:p>127 W 10th St.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657301" calcext:value-type="float">
            <text:p>33.657301</text:p>
          </table:table-cell>
          <table:table-cell office:value-type="float" office:value="-85.832696" calcext:value-type="float">
            <text:p>-85.832696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Mrs. Ed. Andrews</text:p>
          </table:table-cell>
          <table:table-cell office:value-type="string" calcext:value-type="string">
            <text:p>69 Cotton St.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1.307485" calcext:value-type="float">
            <text:p>31.307485</text:p>
          </table:table-cell>
          <table:table-cell office:value-type="float" office:value="-86.482023" calcext:value-type="float">
            <text:p>-86.482023</text:p>
          </table:table-cell>
          <table:table-cell office:value-type="string" calcext:value-type="string">
            <text:p>Today there is N and S Cotton Street. I went with Google that defaults to S Cotton St. However N Cotton St. would just be a little further (2 blocks?) north.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323 N. 17th <text:s/>St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514526" calcext:value-type="float">
            <text:p>33.514526</text:p>
          </table:table-cell>
          <table:table-cell office:value-type="float" office:value="-86.81127" calcext:value-type="float">
            <text:p>-86.81127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Palm Leaf</text:p>
          </table:table-cell>
          <table:table-cell office:value-type="string" calcext:value-type="string">
            <text:p>328 1/2 N. 18th St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515706" calcext:value-type="float">
            <text:p>33.515706</text:p>
          </table:table-cell>
          <table:table-cell office:value-type="float" office:value="-86.810378" calcext:value-type="float">
            <text:p>-86.810378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316 N.18th St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515391" calcext:value-type="float">
            <text:p>33.515391</text:p>
          </table:table-cell>
          <table:table-cell office:value-type="float" office:value="-86.810425" calcext:value-type="float">
            <text:p>-86.810425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New Home</text:p>
          </table:table-cell>
          <table:table-cell office:value-type="string" calcext:value-type="string">
            <text:p>1717 1/2 4th Ave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515496" calcext:value-type="float">
            <text:p>33.515496</text:p>
          </table:table-cell>
          <table:table-cell office:value-type="float" office:value="-86.811009" calcext:value-type="float">
            <text:p>-86.811009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Mrs. A. Sheperd</text:p>
          </table:table-cell>
          <table:table-cell office:value-type="string" calcext:value-type="string">
            <text:p>1324 4th Ave.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4.014906" calcext:value-type="float">
            <text:p>34.014906</text:p>
          </table:table-cell>
          <table:table-cell office:value-type="float" office:value="-86.023082" calcext:value-type="float">
            <text:p>-86.023082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Mrs. J. Simons</text:p>
          </table:table-cell>
          <table:table-cell office:value-type="string" calcext:value-type="string">
            <text:p>233 N. 6th St.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4.017248" calcext:value-type="float">
            <text:p>34.017248</text:p>
          </table:table-cell>
          <table:table-cell office:value-type="float" office:value="-86.004764" calcext:value-type="float">
            <text:p>-86.004764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Joe Dondal</text:p>
          </table:table-cell>
          <table:table-cell/>
          <table:table-cell office:value-type="string" calcext:value-type="string">
            <text:p>Geneva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Susie M. Sharp</text:p>
          </table:table-cell>
          <table:table-cell/>
          <table:table-cell office:value-type="string" calcext:value-type="string">
            <text:p>Geneva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E. Reed</text:p>
          </table:table-cell>
          <table:table-cell office:value-type="string" calcext:value-type="string">
            <text:p>950 Lyons St.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0.696073" calcext:value-type="float">
            <text:p>30.696073</text:p>
          </table:table-cell>
          <table:table-cell office:value-type="float" office:value="-88.05774" calcext:value-type="float">
            <text:p>-88.05774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E. Jordan</text:p>
          </table:table-cell>
          <table:table-cell office:value-type="string" calcext:value-type="string">
            <text:p>256 N. Dearborn St.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0.69338" calcext:value-type="float">
            <text:p>30.69338</text:p>
          </table:table-cell>
          <table:table-cell office:value-type="float" office:value="-88.052143" calcext:value-type="float">
            <text:p>-88.052143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F. Wildins</text:p>
          </table:table-cell>
          <table:table-cell office:value-type="string" calcext:value-type="string">
            <text:p>254 N. Dearborn St.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0.693242" calcext:value-type="float">
            <text:p>30.693242</text:p>
          </table:table-cell>
          <table:table-cell office:value-type="float" office:value="-88.052177" calcext:value-type="float">
            <text:p>-88.052177</text:p>
          </table:table-cell>
          <table:table-cell/>
        </table:table-row>
        <table:table-row table:style-name="ro1">
          <table:table-cell office:value-type="string" calcext:value-type="string">
            <text:p>Beauty Parlor</text:p>
          </table:table-cell>
          <table:table-cell office:value-type="string" calcext:value-type="string">
            <text:p>Ritz</text:p>
          </table:table-cell>
          <table:table-cell office:value-type="string" calcext:value-type="string">
            <text:p>607 Congress St.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0.694054" calcext:value-type="float">
            <text:p>30.694054</text:p>
          </table:table-cell>
          <table:table-cell office:value-type="float" office:value="-88.052467" calcext:value-type="float">
            <text:p>-88.052467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Douglass</text:p>
          </table:table-cell>
          <table:table-cell office:value-type="string" calcext:value-type="string">
            <text:p>121 Monroe Ave.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2.378682" calcext:value-type="float">
            <text:p>32.378682</text:p>
          </table:table-cell>
          <table:table-cell office:value-type="float" office:value="-86.307271" calcext:value-type="float">
            <text:p>-86.307271</text:p>
          </table:table-cell>
          <table:table-cell office:value-type="string" calcext:value-type="string">
            <text:p>Also tavern? Last name spelled differently. There is no Monroe Avenue, I used Monroe Street.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Royal Palm</text:p>
          </table:table-cell>
          <table:table-cell office:value-type="string" calcext:value-type="string">
            <text:p>109 Monore Ave.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2.378701" calcext:value-type="float">
            <text:p>32.378701</text:p>
          </table:table-cell>
          <table:table-cell office:value-type="float" office:value="-86.307431" calcext:value-type="float">
            <text:p>-86.307431</text:p>
          </table:table-cell>
          <table:table-cell office:value-type="string" calcext:value-type="string">
            <text:p>Probably Monroe, not Monore.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onnie’s</text:p>
          </table:table-cell>
          <table:table-cell office:value-type="string" calcext:value-type="string">
            <text:p>390 W. Jeff Davis Ave.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2.366162" calcext:value-type="float">
            <text:p>32.366162</text:p>
          </table:table-cell>
          <table:table-cell office:value-type="float" office:value="-86.314094" calcext:value-type="float">
            <text:p>-86.314094</text:p>
          </table:table-cell>
          <table:table-cell office:value-type="string" calcext:value-type="string">
            <text:p>There is no Monroe Avenue, I used Monroe Street.</text:p>
          </table:table-cell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Douglas </text:p>
          </table:table-cell>
          <table:table-cell office:value-type="string" calcext:value-type="string">
            <text:p>121 Monroe St.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2.378682" calcext:value-type="float">
            <text:p>32.378682</text:p>
          </table:table-cell>
          <table:table-cell office:value-type="float" office:value="-86.307271" calcext:value-type="float">
            <text:p>-86.307271</text:p>
          </table:table-cell>
          <table:table-cell office:value-type="string" calcext:value-type="string">
            <text:p>Also hotel? Last name spelled differently, but probably typo?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McClain</text:p>
          </table:table-cell>
          <table:table-cell office:value-type="string" calcext:value-type="string">
            <text:p>19th St.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4.75005" calcext:value-type="float">
            <text:p>34.75005</text:p>
          </table:table-cell>
          <table:table-cell office:value-type="float" office:value="-87.689091" calcext:value-type="float">
            <text:p>-87.689091</text:p>
          </table:table-cell>
          <table:table-cell office:value-type="string" calcext:value-type="string">
            <text:p>Today E 19th St. Approximate – there is no house number.</text:p>
          </table:table-cell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M.A. Barnes</text:p>
          </table:table-cell>
          <table:table-cell office:value-type="string" calcext:value-type="string">
            <text:p>419 30th Ave.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207934" calcext:value-type="float">
            <text:p>33.207934</text:p>
          </table:table-cell>
          <table:table-cell office:value-type="float" office:value="-87.576173" calcext:value-type="float">
            <text:p>-87.576173</text:p>
          </table:table-cell>
          <table:table-cell/>
        </table:table-row>
        <table:table-row table:style-name="ro1">
          <table:table-cell office:value-type="string" calcext:value-type="string">
            <text:p>Tourist Home</text:p>
          </table:table-cell>
          <table:table-cell office:value-type="string" calcext:value-type="string">
            <text:p>G. W. Clopton</text:p>
          </table:table-cell>
          <table:table-cell office:value-type="string" calcext:value-type="string">
            <text:p>1516 25th Ave.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Alabama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 office:value-type="float" office:value="33.199721" calcext:value-type="float">
            <text:p>33.199721</text:p>
          </table:table-cell>
          <table:table-cell office:value-type="float" office:value="-87.564968" calcext:value-type="float">
            <text:p>-87.564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0:07:49.8080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6-06-16T11:10:55.210695000</dc:date>
    <dc:creator>Claudia Engel</dc:creator>
    <meta:editing-duration>P5DT22H10M37S</meta:editing-duration>
    <meta:editing-cycles>79</meta:editing-cycles>
    <meta:generator>LibreOffice/5.1.2.2$MacOSX_X86_64 LibreOffice_project/d3bf12ecb743fc0d20e0be0c58ca359301eb705f</meta:generator>
    <meta:document-statistic meta:table-count="1" meta:cell-count="199" meta:object-count="0"/>
  </office:meta>
</office:document-meta>
</file>